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eaac" officeooo:paragraph-rsid="0008ea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00:05:09.689585761</meta:creation-date>
    <dc:date>2016-03-01T00:05:24.986664394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4.2.8.2$Linux_X86_64 LibreOffice_project/420m0$Build-2</meta:generator>
  </office:meta>
</office:document-meta>
</file>